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56.75pt"/>
    </style:style>
    <style:style style:name="co4" style:family="table-column">
      <style:table-column-properties fo:break-before="auto" style:column-width="74.21pt"/>
    </style:style>
    <style:style style:name="co5" style:family="table-column">
      <style:table-column-properties fo:break-before="auto" style:column-width="91.64pt"/>
    </style:style>
    <style:style style:name="co6" style:family="table-column">
      <style:table-column-properties fo:break-before="auto" style:column-width="78.46pt"/>
    </style:style>
    <style:style style:name="co7" style:family="table-column">
      <style:table-column-properties fo:break-before="auto" style:column-width="95.9pt"/>
    </style:style>
    <style:style style:name="co8" style:family="table-column">
      <style:table-column-properties fo:break-before="auto" style:column-width="29.7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5instance-tra-462-1000res-0folds-1e-06ridge-50w2vdim-&lt;end&gt;-17-09_23: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2753624310748" calcext:value-type="float">
            <text:p>0.1227536243</text:p>
          </table:table-cell>
          <table:table-cell office:value-type="float" office:value="0" calcext:value-type="float">
            <text:p>0</text:p>
          </table:table-cell>
          <table:table-cell office:value-type="float" office:value="0.00144300144300144" calcext:value-type="float">
            <text:p>0.0014430014</text:p>
          </table:table-cell>
          <table:table-cell office:value-type="float" office:value="0" calcext:value-type="float">
            <text:p>0</text:p>
          </table:table-cell>
          <table:table-cell office:value-type="float" office:value="0.00432900432900433" calcext:value-type="float">
            <text:p>0.0043290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4475613871575" calcext:value-type="float">
            <text:p>0.1244756139</text:p>
          </table:table-cell>
          <table:table-cell office:value-type="float" office:value="0" calcext:value-type="float">
            <text:p>0</text:p>
          </table:table-cell>
          <table:table-cell office:value-type="float" office:value="0.00108225108225108" calcext:value-type="float">
            <text:p>0.0010822511</text:p>
          </table:table-cell>
          <table:table-cell office:value-type="float" office:value="0" calcext:value-type="float">
            <text:p>0</text:p>
          </table:table-cell>
          <table:table-cell office:value-type="float" office:value="0.00432900432900433" calcext:value-type="float">
            <text:p>0.00432900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2437293995667" calcext:value-type="float">
            <text:p>0.122437294</text:p>
          </table:table-cell>
          <table:table-cell office:value-type="float" office:value="0" calcext:value-type="float">
            <text:p>0</text:p>
          </table:table-cell>
          <table:table-cell office:value-type="float" office:value="0.000721500721500722" calcext:value-type="float">
            <text:p>0.0007215007</text:p>
          </table:table-cell>
          <table:table-cell office:value-type="float" office:value="0" calcext:value-type="float">
            <text:p>0</text:p>
          </table:table-cell>
          <table:table-cell office:value-type="float" office:value="0.00216450216450216" calcext:value-type="float">
            <text:p>0.00216450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2601434935587" calcext:value-type="float">
            <text:p>0.1226014349</text:p>
          </table:table-cell>
          <table:table-cell office:value-type="float" office:value="0" calcext:value-type="float">
            <text:p>0</text:p>
          </table:table-cell>
          <table:table-cell office:value-type="float" office:value="0.00216450216450216" calcext:value-type="float">
            <text:p>0.0021645022</text:p>
          </table:table-cell>
          <table:table-cell office:value-type="float" office:value="0" calcext:value-type="float">
            <text:p>0</text:p>
          </table:table-cell>
          <table:table-cell office:value-type="float" office:value="0.00649350649350649" calcext:value-type="float">
            <text:p>0.00649350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24623100968262" calcext:value-type="float">
            <text:p>0.124623101</text:p>
          </table:table-cell>
          <table:table-cell office:value-type="float" office:value="0" calcext:value-type="float">
            <text:p>0</text:p>
          </table:table-cell>
          <table:table-cell office:value-type="float" office:value="0.00288600288600289" calcext:value-type="float">
            <text:p>0.0028860029</text:p>
          </table:table-cell>
          <table:table-cell office:value-type="float" office:value="0" calcext:value-type="float">
            <text:p>0</text:p>
          </table:table-cell>
          <table:table-cell office:value-type="float" office:value="0.00865800865800866" calcext:value-type="float">
            <text:p>0.008658008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])" office:value-type="float" office:value="0.123378213616368" calcext:value-type="float">
            <text:p>0.1233782136</text:p>
          </table:table-cell>
          <table:table-cell/>
          <table:table-cell table:formula="of:=AVERAGE([.D2:.D6])" office:value-type="float" office:value="0.00165945165945166" calcext:value-type="float">
            <text:p>0.0016594517</text:p>
          </table:table-cell>
          <table:table-cell/>
          <table:table-cell table:formula="of:=AVERAGE([.F2:.F6])" office:value-type="float" office:value="0.0051948051948052" calcext:value-type="float">
            <text:p>0.0051948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6])" office:value-type="float" office:value="0.00107620380171044" calcext:value-type="float">
            <text:p>0.0010762038</text:p>
          </table:table-cell>
          <table:table-cell/>
          <table:table-cell table:formula="of:=STDEV([.D2:.D6])" office:value-type="float" office:value="0.000868801917661782" calcext:value-type="float">
            <text:p>0.0008688019</text:p>
          </table:table-cell>
          <table:table-cell/>
          <table:table-cell table:formula="of:=STDEV([.F2:.F6])" office:value-type="float" office:value="0.00246791217553926" calcext:value-type="float">
            <text:p>0.002467912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7T23:22:01.105679868</dc:date>
    <dc:creator>Surender Kumar</dc:creator>
    <meta:editing-duration>PT47S</meta:editing-duration>
    <meta:editing-cycles>1</meta:editing-cycles>
    <meta:document-statistic meta:table-count="1" meta:cell-count="56" meta:object-count="0"/>
    <meta:generator>LibreOffice/5.1.4.2$Linux_X86_64 LibreOffice_project/10m0$Build-2</meta:generator>
  </office:meta>
</office:document-meta>
</file>